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2b4" officeooo:paragraph-rsid="001bd2b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d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add a crafting tweak for craftable nametags, which uses 2 paper, 2 iron and one string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Comradedoggo_21</text:p>
      <text:p text:style-name="P4">threebody03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-3: To add the crafting tweak for craftable nametag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3:06.787017666</dc:date>
    <meta:editing-duration>PT2M26S</meta:editing-duration>
    <meta:editing-cycles>6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0" meta:word-count="59" meta:character-count="377" meta:non-whitespace-character-count="328"/>
  </office:meta>
</office:document-meta>
</file>